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Normal_20__28_Web_29_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2" style:family="paragraph" style:parent-style-name="Normal_20__28_Web_29_">
      <style:paragraph-properties fo:line-height="150%" fo:text-align="center" style:justify-single-word="false"/>
      <style:text-properties style:font-name="Arial" fo:font-size="12pt" style:font-size-asian="12pt" style:font-name-complex="Arial" style:font-size-complex="12pt"/>
    </style:style>
    <style:style style:name="P3" style:family="paragraph" style:parent-style-name="Normal_20__28_Web_29_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Normal_20__28_Web_29_">
      <style:paragraph-properties fo:line-height="150%" fo:text-align="center" style:justify-single-word="false"/>
      <style:text-properties fo:color="#000000" style:font-name="Arial" fo:font-size="12pt" style:font-size-asian="12pt" style:font-name-complex="Arial" style:font-size-complex="12pt" style:font-style-complex="italic"/>
    </style:style>
    <style:style style:name="P5" style:family="paragraph" style:parent-style-name="Normal_20__28_Web_29_">
      <style:paragraph-properties fo:line-height="150%" fo:text-align="center" style:justify-single-word="false"/>
      <style:text-properties fo:color="#000000" style:font-name="Arial" fo:font-size="12pt" fo:font-style="italic" style:font-size-asian="12pt" style:font-style-asian="italic" style:font-name-complex="Arial" style:font-size-complex="12pt" style:font-style-complex="italic"/>
    </style:style>
    <style:style style:name="P6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</style:style>
    <style:style style:name="P7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  <style:text-properties style:font-name="Arial" fo:font-size="12pt" style:font-size-asian="12pt" style:font-name-complex="Arial" style:font-size-complex="12pt"/>
    </style:style>
    <style:style style:name="P8" style:family="paragraph" style:parent-style-name="Normal_20__28_Web_29_" style:master-page-name="Standard">
      <style:paragraph-properties fo:line-height="150%" fo:text-align="justify" style:justify-single-word="false" style:page-number="auto"/>
      <style:text-properties fo:color="#000000" style:font-name="Arial" fo:font-size="12pt" style:font-size-asian="12pt" style:font-name-complex="Arial" style:font-size-complex="12pt"/>
    </style:style>
    <style:style style:name="P9" style:family="paragraph" style:parent-style-name="Standard">
      <style:paragraph-properties fo:line-height="150%" fo:text-align="justify" style:justify-single-word="false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2.54cm" style:auto-text-indent="false">
        <style:tab-stops>
          <style:tab-stop style:position="3.175cm"/>
        </style:tab-stops>
      </style:paragraph-properties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2" style:family="text">
      <style:text-properties style:font-name="Arial" fo:font-size="12pt" style:font-size-asian="12pt" style:font-name-complex="Arial" style:font-size-complex="12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language="es" fo:country="AR" style:font-name-complex="Arial"/>
    </style:style>
    <style:style style:name="T5" style:family="text">
      <style:text-properties fo:color="#000000" style:font-name="Arial" style:font-name-complex="Arial"/>
    </style:style>
    <style:style style:name="T6" style:family="text">
      <style:text-properties fo:color="#000000" style:font-name="Arial" fo:font-size="12pt" style:font-size-asian="12pt" style:font-name-complex="Arial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$n_juzgado </text:p>
      <text:p text:style-name="P3">SE NOTIFICA. SOLICITA SE PROVEA.</text:p>
      <text:p text:style-name="P3"/>
      <text:p text:style-name="P3">Señor Juez:</text:p>
      <text:p text:style-name="P10"><text:span text:style-name="T5">$abogado_descripcion, en mi carácter de apoderado de Cooperativa de Vivienda, Crédito y Consumo Cristal Ltda., con <text:s/>domicilio constituido en autos en calle 48 Nº 726, 5º Piso <text:s/>de La Plata,</text:span><text:span text:style-name="T4"> en los autos caratulados “</text:span><text:span text:style-name="T5">$nombre_empresa c/</text:span><text:span text:style-name="T4"> </text:span><text:span text:style-name="T5">$nombreCliente</text:span><text:span text:style-name="T4"> s</text:span><text:span text:style-name="T5">/ Cobro Ejecutivo” </text:span><text:span text:style-name="T3">a V. S. digo:</text:span></text:p>
      <text:p text:style-name="P6"><text:span text:style-name="T1">I.-</text:span><text:span text:style-name="T2"> Que por el presente me notifico del auto del día </text:span><text:span text:style-name="T6">$textoLibre_1 </text:span></text:p>
      <text:p text:style-name="P6"><text:span text:style-name="T1">II.-</text:span><text:span text:style-name="T2"> Que atento el estado de autos solicito se provea <text:s/>el escrito de inicio.</text:span></text:p>
      <text:p text:style-name="P7"/>
      <text:p text:style-name="P2">PROVEER DE CONFORMIDAD</text:p>
      <text:p text:style-name="P2">SERA JUSTICIA</text:p>
      <text:p text:style-name="P1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>
      <style:text-properties fo:font-size="10pt" style:font-size-asian="10pt" style:font-size-complex="10pt"/>
    </style:style>
    <style:style style:name="Fuente_20_de_20_párrafo_20_predeter." style:display-name="Fuente de párrafo predeter." style:family="text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4.3cm" fo:margin-bottom="1.199cm" fo:margin-left="4.6cm" fo:margin-right="1.1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6</dc:title>
    <meta:initial-creator>eugenia</meta:initial-creator>
    <meta:creation-date>2012-12-26T18:23:00</meta:creation-date>
    <dc:creator>silvia</dc:creator>
    <dc:date>2012-12-26T18:23:00</dc:date>
    <meta:print-date>2008-10-10T19:48:00</meta:print-date>
    <meta:editing-cycles>2</meta:editing-cycles>
    <meta:editing-duration>PT1M</meta:editing-duration>
    <meta:document-statistic meta:table-count="0" meta:image-count="0" meta:object-count="0" meta:page-count="1" meta:paragraph-count="8" meta:word-count="83" meta:character-count="514"/>
    <meta:generator>OpenOffice.org/3.4.1$Win32 OpenOffice.org_project/341m1$Build-9593</meta:generator>
  </office:meta>
</office:document-meta>
</file>